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BeanInfoFactory.getProperty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eanInfoFactory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eanInfoFactory.getBeanInfo( Class &lt; ? &gt; bean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BeanInfoFactory.getBean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